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de1" officeooo:paragraph-rsid="00111de1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1de1" officeooo:paragraph-rsid="00111de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11de1" officeooo:paragraph-rsid="00111de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11de1" officeooo:paragraph-rsid="00111de1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11de1" officeooo:paragraph-rsid="00111de1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12c92" officeooo:paragraph-rsid="00112c92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12c92" officeooo:paragraph-rsid="00112c9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11de1" officeooo:paragraph-rsid="00111de1"/>
    </style:style>
    <style:style style:name="P9" style:family="paragraph" style:parent-style-name="Standard">
      <style:paragraph-properties fo:text-align="center" style:justify-single-word="false"/>
      <style:text-properties officeooo:rsid="00111de1" officeooo:paragraph-rsid="00111de1"/>
    </style:style>
    <style:style style:name="P10" style:family="paragraph" style:parent-style-name="Standard">
      <style:paragraph-properties fo:text-align="center" style:justify-single-word="false"/>
      <style:text-properties officeooo:rsid="00143e93" officeooo:paragraph-rsid="00143e93"/>
    </style:style>
    <style:style style:name="P11" style:family="paragraph" style:parent-style-name="Standard">
      <style:paragraph-properties fo:text-align="start" style:justify-single-word="false"/>
      <style:text-properties officeooo:rsid="00143e93" officeooo:paragraph-rsid="00143e93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43e93" officeooo:paragraph-rsid="00143e93"/>
    </style:style>
    <style:style style:name="T1" style:family="text">
      <style:text-properties officeooo:rsid="00112c92"/>
    </style:style>
    <style:style style:name="T2" style:family="text">
      <style:text-properties officeooo:rsid="0012f1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Schedule Progress Log</text:p>
      <text:p text:style-name="P3"/>
      <text:p text:style-name="P4">Objective List</text:p>
      <text:list xml:id="list6870913672013496831" text:style-name="L1">
        <text:list-item>
          <text:p text:style-name="P5">Make placeholder UI</text:p>
          <text:list>
            <text:list-item>
              <text:p text:style-name="P6">Create Add Student Window – <text:span text:style-name="T2">Need Internet to move further</text:span></text:p>
            </text:list-item>
            <text:list-item>
              <text:p text:style-name="P6">Main Window</text:p>
              <text:list>
                <text:list-item>
                  <text:p text:style-name="P6">Add Student + Add Class – Done 3/2/2016</text:p>
                </text:list-item>
              </text:list>
            </text:list-item>
          </text:list>
        </text:list-item>
        <text:list-item>
          <text:p text:style-name="P5">Add database functionality – <text:span text:style-name="T2">Requires Internet</text:span></text:p>
        </text:list-item>
      </text:list>
      <text:list xml:id="list9079804242041518805" text:style-name="L2">
        <text:list-item>
          <text:list>
            <text:list-item>
              <text:p text:style-name="P7">Student Database</text:p>
            </text:list-item>
            <text:list-item>
              <text:p text:style-name="P7">Class Database</text:p>
            </text:list-item>
          </text:list>
        </text:list-item>
      </text:list>
      <text:list xml:id="list133409493781369" text:continue-list="list6870913672013496831" text:style-name="L1">
        <text:list-item>
          <text:p text:style-name="P6">Add functionality</text:p>
          <text:list>
            <text:list-item>
              <text:p text:style-name="P6">Show classes available for student to take</text:p>
            </text:list-item>
          </text:list>
        </text:list-item>
      </text:list>
      <text:p text:style-name="P1"/>
      <text:p text:style-name="P10">TODO List:</text:p>
      <text:list xml:id="list2569154664026462905" text:style-name="L3">
        <text:list-item>
          <text:p text:style-name="P12">Finish the data structures</text:p>
        </text:list-item>
        <text:list-item>
          <text:p text:style-name="P12">Use sqlite to save data structures</text:p>
        </text:list-item>
        <text:list-item>
          <text:p text:style-name="P12">Work on tagging system</text:p>
        </text:list-item>
        <text:list-item>
          <text:p text:style-name="P12">Work on user interface to allow entering of data</text:p>
        </text:list-item>
        <text:list-item>
          <text:p text:style-name="P12">Manipulate data and make it interactive</text:p>
        </text:list-item>
      </text:list>
      <text:p text:style-name="P1"/>
      <text:p text:style-name="P1">3/2/2016</text:p>
      <text:p text:style-name="P8"><text:tab/>I started work on the placeholder ui. <text:span text:style-name="T1">Got very basic fxml done. I need to make the add student window appear when you press the button on main window. </text:span></text:p>
      <text:p text:style-name="P8"/>
      <text:p text:style-name="P10">3/4/2016</text:p>
      <text:p text:style-name="P11"><text:tab/>I couldn't figure out how to make a popup without internet. I started work on a console and working with data structures. I will likely start working with databases soon to store the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3:32:36.512688290</meta:creation-date>
    <dc:date>2016-03-04T13:34:07.787699861</dc:date>
    <meta:editing-duration>PT1H7M17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21" meta:word-count="155" meta:character-count="859" meta:non-whitespace-character-count="733"/>
  </office:meta>
</office:document-meta>
</file>